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bolute timmings Matrix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>
            <draw:frame table:end-cell-address="Hoja1.I18" table:end-x="1.851cm" table:end-y="0.319cm" draw:z-index="0" draw:style-name="gr1" draw:text-style-name="P1" svg:width="13.064cm" svg:height="6.984cm" svg:x="0.095cm" svg:y="0.108cm">
              <draw:object draw:notify-on-update-of-ranges="Hoja1.B3:Hoja1.C3 Hoja1.A4:Hoja1.A4 Hoja1.B4:Hoja1.C4 Hoja1.A5:Hoja1.A5 Hoja1.B5:Hoja1.C5 Hoja1.A6:Hoja1.A6 Hoja1.B6:Hoja1.C6 Hoja1.A7:Hoja1.A7 Hoja1.B7:Hoja1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py_2.6.6_euclid_cd2331</text:p>
          </table:table-cell>
          <table:table-cell table:style-name="ce1" office:value-type="float" office:value="0.0000017802589838644" calcext:value-type="float">
            <text:p>1,78E-006</text:p>
          </table:table-cell>
          <table:table-cell table:style-name="ce1" office:value-type="float" office:value="0.0000073126462882408" calcext:value-type="float">
            <text:p>7,31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6.6_euclid_cocos</text:p>
          </table:table-cell>
          <table:table-cell table:style-name="ce1" office:value-type="float" office:value="0.0000013552959693145" calcext:value-type="float">
            <text:p>1,36E-006</text:p>
          </table:table-cell>
          <table:table-cell table:style-name="ce1" office:value-type="float" office:value="0.00000584279235148321" calcext:value-type="float">
            <text:p>5,84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3.1_euclid_cd2331</text:p>
          </table:table-cell>
          <table:table-cell table:style-name="ce1" office:value-type="float" office:value="0.00000265973825186963" calcext:value-type="float">
            <text:p>2,66E-006</text:p>
          </table:table-cell>
          <table:table-cell table:style-name="ce1" office:value-type="float" office:value="0.0000104375291212206" calcext:value-type="float">
            <text:p>1,04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3.1_euclid_cocos</text:p>
          </table:table-cell>
          <table:table-cell table:style-name="ce1" office:value-type="float" office:value="0.00000199786152956049" calcext:value-type="float">
            <text:p>2,00E-006</text:p>
          </table:table-cell>
          <table:table-cell table:style-name="ce1" office:value-type="float" office:value="0.00000829972279126576" calcext:value-type="float">
            <text:p>8,30E-006</text:p>
          </table:table-cell>
          <table:table-cell table:number-columns-repeated="2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Hoja1.I35" table:end-x="1.768cm" table:end-y="0.396cm" draw:z-index="1" draw:style-name="gr1" draw:text-style-name="P1" svg:width="10.629cm" svg:height="7.083cm" svg:x="0.181cm" svg:y="0.088cm">
              <draw:object draw:notify-on-update-of-ranges="Hoja1.B24:Hoja1.C24 Hoja1.A25:Hoja1.A25 Hoja1.B25:Hoja1.C25 Hoja1.A26:Hoja1.A26 Hoja1.B26:Hoja1.C26 Hoja1.A27:Hoja1.A27 Hoja1.B27:Hoja1.C27 Hoja1.A28:Hoja1.A28 Hoja1.B28:Hoja1.C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mings relative to py26 with old code for determinant and inver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6.6_euclid_cd2331</text:p>
          </table:table-cell>
          <table:table-cell table:formula="of:=[.B4]/[.B$4]" office:value-type="float" office:value="1" calcext:value-type="float">
            <text:p>1</text:p>
          </table:table-cell>
          <table:table-cell table:formula="of:=[.C4]/[.C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6.6_euclid_cocos</text:p>
          </table:table-cell>
          <table:table-cell table:formula="of:=[.B5]/[.B$4]" office:value-type="float" office:value="0.761291464668003" calcext:value-type="float">
            <text:p>0,76</text:p>
          </table:table-cell>
          <table:table-cell table:formula="of:=[.C5]/[.C$4]" office:value-type="float" office:value="0.798998354518909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3.1_euclid_cd2331</text:p>
          </table:table-cell>
          <table:table-cell table:formula="of:=[.B6]/[.B$4]" office:value-type="float" office:value="1.49401759854971" calcext:value-type="float">
            <text:p>1,49</text:p>
          </table:table-cell>
          <table:table-cell table:formula="of:=[.C6]/[.C$4]" office:value-type="float" office:value="1.42732585575824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3.1_euclid_cocos</text:p>
          </table:table-cell>
          <table:table-cell table:formula="of:=[.B7]/[.B$4]" office:value-type="float" office:value="1.12223083701212" calcext:value-type="float">
            <text:p>1,12</text:p>
          </table:table-cell>
          <table:table-cell table:formula="of:=[.C7]/[.C$4]" office:value-type="float" office:value="1.13498212057819" calcext:value-type="float">
            <text:p>1,13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Relative performance between py2.6 and py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lid_cd2331 py2.6 / py3.3</text:p>
          </table:table-cell>
          <table:table-cell table:formula="of:=[.B4]/[.B6]" office:value-type="float" office:value="0.669336158403177" calcext:value-type="float">
            <text:p>0,67</text:p>
          </table:table-cell>
          <table:table-cell table:formula="of:=[.C4]/[.C6]" office:value-type="float" office:value="0.700610863290759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lid_cocos py2.6 / py3.3</text:p>
          </table:table-cell>
          <table:table-cell table:formula="of:=[.B5]/[.B7]" office:value-type="float" office:value="0.678373325308813" calcext:value-type="float">
            <text:p>0,68</text:p>
          </table:table-cell>
          <table:table-cell table:formula="of:=[.C5]/[.C7]" office:value-type="float" office:value="0.703974397510227" calcext:value-type="float">
            <text:p>0,7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28:19.1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 c</meta:initial-creator>
    <meta:creation-date>2014-02-17T20:04:38.18</meta:creation-date>
    <dc:date>2020-08-10T22:40:37.467000000</dc:date>
    <meta:editing-duration>PT10M26S</meta:editing-duration>
    <meta:editing-cycles>3</meta:editing-cycles>
    <meta:generator>LibreOffice/6.4.3.2$Windows_X86_64 LibreOffice_project/747b5d0ebf89f41c860ec2a39efd7cb15b54f2d8</meta:generator>
    <meta:document-statistic meta:table-count="3" meta:cell-count="4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8cm" svg:height="6.987cm" xlink:href=".." xlink:type="simple" chart:class="chart:line" chart:style-name="ch1">
        <chart:legend chart:legend-position="bottom" svg:x="2.54cm" svg:y="6.048cm" style:legend-expansion="wide" chart:style-name="ch2"/>
        <chart:plot-area chart:style-name="ch3" table:cell-range-address="Hoja1.A3:Hoja1.C7" chart:data-source-has-labels="both" svg:x="0.26cm" svg:y="0.139cm" svg:width="12.528cm" svg:height="5.586cm">
          <chartooo:coordinate-region svg:x="1.845cm" svg:y="0.299cm" svg:width="9.968cm" svg:height="4.858cm"/>
          <chart:axis chart:dimension="x" chart:name="primary-x" chart:style-name="ch4" chartooo:axis-type="text">
            <chart:categories table:cell-range-address="Hoja1.B3:Hoja1.C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C4" chart:label-cell-address="Hoja1.A4:Hoja1.A4" chart:class="chart:line">
            <chart:data-point chart:repeated="2"/>
          </chart:series>
          <chart:series chart:style-name="ch8" chart:values-cell-range-address="Hoja1.B5:Hoja1.C5" chart:label-cell-address="Hoja1.A5:Hoja1.A5" chart:class="chart:line">
            <chart:data-point chart:repeated="2"/>
          </chart:series>
          <chart:series chart:style-name="ch9" chart:values-cell-range-address="Hoja1.B6:Hoja1.C6" chart:label-cell-address="Hoja1.A6:Hoja1.A6" chart:class="chart:line">
            <chart:data-point chart:repeated="2"/>
          </chart:series>
          <chart:series chart:style-name="ch10" chart:values-cell-range-address="Hoja1.B7:Hoja1.C7" chart:label-cell-address="Hoja1.A7:Hoja1.A7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rminant_matrix3</text:p>
                <draw:g>
                  <svg:desc>Hoja1.B3:Hoja1.C3</svg:desc>
                </draw:g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>py_2.6.6_euclid_cd2331</text:p>
                <draw:g>
                  <svg:desc>Hoja1.A4:Hoja1.A4</svg:desc>
                </draw:g>
              </table:table-cell>
              <table:table-cell office:value-type="float" office:value="0.0000017802589838644">
                <text:p>0.0000017802589838644</text:p>
                <draw:g>
                  <svg:desc>Hoja1.B4:Hoja1.C4</svg:desc>
                </draw:g>
              </table:table-cell>
              <table:table-cell office:value-type="float" office:value="0.0000073126462882408">
                <text:p>0.0000073126462882408</text:p>
              </table:table-cell>
            </table:table-row>
            <table:table-row>
              <table:table-cell office:value-type="string">
                <text:p>py_2.6.6_euclid_cocos</text:p>
                <draw:g>
                  <svg:desc>Hoja1.A5:Hoja1.A5</svg:desc>
                </draw:g>
              </table:table-cell>
              <table:table-cell office:value-type="float" office:value="0.0000013552959693145">
                <text:p>0.0000013552959693145</text:p>
                <draw:g>
                  <svg:desc>Hoja1.B5:Hoja1.C5</svg:desc>
                </draw:g>
              </table:table-cell>
              <table:table-cell office:value-type="float" office:value="0.00000584279235148321">
                <text:p>0.00000584279235148321</text:p>
              </table:table-cell>
            </table:table-row>
            <table:table-row>
              <table:table-cell office:value-type="string">
                <text:p>py_3.3.1_euclid_cd2331</text:p>
                <draw:g>
                  <svg:desc>Hoja1.A6:Hoja1.A6</svg:desc>
                </draw:g>
              </table:table-cell>
              <table:table-cell office:value-type="float" office:value="0.00000265973825186963">
                <text:p>0.00000265973825186963</text:p>
                <draw:g>
                  <svg:desc>Hoja1.B6:Hoja1.C6</svg:desc>
                </draw:g>
              </table:table-cell>
              <table:table-cell office:value-type="float" office:value="0.0000104375291212206">
                <text:p>0.0000104375291212206</text:p>
              </table:table-cell>
            </table:table-row>
            <table:table-row>
              <table:table-cell office:value-type="string">
                <text:p>py_3.3.1_euclid_cocos</text:p>
                <draw:g>
                  <svg:desc>Hoja1.A7:Hoja1.A7</svg:desc>
                </draw:g>
              </table:table-cell>
              <table:table-cell office:value-type="float" office:value="0.00000199786152956049">
                <text:p>0.00000199786152956049</text:p>
                <draw:g>
                  <svg:desc>Hoja1.B7:Hoja1.C7</svg:desc>
                </draw:g>
              </table:table-cell>
              <table:table-cell office:value-type="float" office:value="0.00000829972279126576">
                <text:p>0.00000829972279126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23cm" svg:height="7.2cm" xlink:href=".." xlink:type="simple" chart:class="chart:line" chart:style-name="ch1">
        <chart:legend chart:legend-position="bottom" svg:x="0.131cm" svg:y="6.213cm" style:legend-expansion="wide" chart:style-name="ch2"/>
        <chart:plot-area chart:style-name="ch3" table:cell-range-address="Hoja1.A24:Hoja1.C28" chart:data-source-has-labels="both" svg:x="0.212cm" svg:y="0.144cm" svg:width="10.199cm" svg:height="5.789cm">
          <chartooo:coordinate-region svg:x="1.461cm" svg:y="0.304cm" svg:width="7.975cm" svg:height="5.061cm"/>
          <chart:axis chart:dimension="x" chart:name="primary-x" chart:style-name="ch4" chartooo:axis-type="text">
            <chart:categories table:cell-range-address="Hoja1.B24:Hoja1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5:Hoja1.C25" chart:label-cell-address="Hoja1.A25:Hoja1.A25" chart:class="chart:line">
            <chart:data-point chart:repeated="2"/>
          </chart:series>
          <chart:series chart:style-name="ch7" chart:values-cell-range-address="Hoja1.B26:Hoja1.C26" chart:label-cell-address="Hoja1.A26:Hoja1.A26" chart:class="chart:line">
            <chart:data-point chart:repeated="2"/>
          </chart:series>
          <chart:series chart:style-name="ch8" chart:values-cell-range-address="Hoja1.B27:Hoja1.C27" chart:label-cell-address="Hoja1.A27:Hoja1.A27" chart:class="chart:line">
            <chart:data-point chart:repeated="2"/>
          </chart:series>
          <chart:series chart:style-name="ch9" chart:values-cell-range-address="Hoja1.B28:Hoja1.C28" chart:label-cell-address="Hoja1.A28:Hoja1.A28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rminant_matrix3</text:p>
                <draw:g>
                  <svg:desc>Hoja1.B24:Hoja1.C24</svg:desc>
                </draw:g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>py_2.6.6_euclid_cd2331</text:p>
                <draw:g>
                  <svg:desc>Hoja1.A25:Hoja1.A25</svg:desc>
                </draw:g>
              </table:table-cell>
              <table:table-cell office:value-type="float" office:value="1">
                <text:p>1</text:p>
                <draw:g>
                  <svg:desc>Hoja1.B25:Hoja1.C2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_2.6.6_euclid_cocos</text:p>
                <draw:g>
                  <svg:desc>Hoja1.A26:Hoja1.A26</svg:desc>
                </draw:g>
              </table:table-cell>
              <table:table-cell office:value-type="float" office:value="0.761291464668003">
                <text:p>0.761291464668003</text:p>
                <draw:g>
                  <svg:desc>Hoja1.B26:Hoja1.C26</svg:desc>
                </draw:g>
              </table:table-cell>
              <table:table-cell office:value-type="float" office:value="0.798998354518909">
                <text:p>0.798998354518909</text:p>
              </table:table-cell>
            </table:table-row>
            <table:table-row>
              <table:table-cell office:value-type="string">
                <text:p>py_3.3.1_euclid_cd2331</text:p>
                <draw:g>
                  <svg:desc>Hoja1.A27:Hoja1.A27</svg:desc>
                </draw:g>
              </table:table-cell>
              <table:table-cell office:value-type="float" office:value="1.49401759854971">
                <text:p>1.49401759854971</text:p>
                <draw:g>
                  <svg:desc>Hoja1.B27:Hoja1.C27</svg:desc>
                </draw:g>
              </table:table-cell>
              <table:table-cell office:value-type="float" office:value="1.42732585575824">
                <text:p>1.42732585575824</text:p>
              </table:table-cell>
            </table:table-row>
            <table:table-row>
              <table:table-cell office:value-type="string">
                <text:p>py_3.3.1_euclid_cocos</text:p>
                <draw:g>
                  <svg:desc>Hoja1.A28:Hoja1.A28</svg:desc>
                </draw:g>
              </table:table-cell>
              <table:table-cell office:value-type="float" office:value="1.12223083701212">
                <text:p>1.12223083701212</text:p>
                <draw:g>
                  <svg:desc>Hoja1.B28:Hoja1.C28</svg:desc>
                </draw:g>
              </table:table-cell>
              <table:table-cell office:value-type="float" office:value="1.13498212057819">
                <text:p>1.13498212057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